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916in" fo:margin-left="0.7611in" table:align="left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0.5972in"/>
    </style:style>
    <style:style style:name="Table1.D" style:family="table-column">
      <style:table-column-properties style:column-width="0.7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paragraph-rsid="0019eb2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52259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9838" officeooo:paragraph-rsid="0052983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cf90b" officeooo:paragraph-rsid="005c15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officeooo:paragraph-rsid="005019ee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479bde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5c1511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1baa" officeooo:paragraph-rsid="004ba553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1baa" officeooo:paragraph-rsid="004a9e41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91baa" officeooo:paragraph-rsid="00522596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1baa" officeooo:paragraph-rsid="004d4246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91baa" officeooo:paragraph-rsid="005c1511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a553" officeooo:paragraph-rsid="005f0226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a553" officeooo:paragraph-rsid="005f022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bf317" officeooo:paragraph-rsid="00529838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7a346" officeooo:paragraph-rsid="00529838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7a346" officeooo:paragraph-rsid="004a9e41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f1a14" officeooo:paragraph-rsid="00522596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ba553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ba553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4d4246" style:font-size-asian="12pt" style:font-size-complex="12pt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rsid="004ba553" officeooo:paragraph-rsid="005c00e0" style:font-size-asian="12pt" style:font-size-complex="12pt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22596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" officeooo:paragraph-rsid="004d4246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DejaVu Sans Condensed" officeooo:paragraph-rsid="004ee3f1"/>
    </style:style>
    <style:style style:name="P38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c1511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DejaVu Sans Condensed" officeooo:rsid="004e547e" officeooo:paragraph-rsid="004e547e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DejaVu Sans Condensed" officeooo:rsid="004d554b" officeooo:paragraph-rsid="004d554b"/>
    </style:style>
    <style:style style:name="P4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4ee3f1" style:font-size-asian="12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547e" officeooo:paragraph-rsid="004e547e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officeooo:paragraph-rsid="00522596"/>
    </style:style>
    <style:style style:name="P46" style:family="paragraph" style:parent-style-name="Standard" style:list-style-name="L9">
      <style:paragraph-properties fo:text-align="start" style:justify-single-word="false"/>
      <style:text-properties officeooo:paragraph-rsid="005c1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1baa" style:font-weight-asian="bold" style:font-weight-complex="bold"/>
    </style:style>
    <style:style style:name="T3" style:family="text">
      <style:text-properties fo:font-weight="bold" officeooo:rsid="003c7f82" style:font-weight-asian="bold" style:font-weight-complex="bold"/>
    </style:style>
    <style:style style:name="T4" style:family="text">
      <style:text-properties fo:font-weight="bold" officeooo:rsid="0043ce95" style:font-weight-asian="bold" style:font-weight-complex="bold"/>
    </style:style>
    <style:style style:name="T5" style:family="text">
      <style:text-properties fo:font-weight="bold" officeooo:rsid="00264d9d" style:font-weight-asian="bold" style:font-weight-complex="bold"/>
    </style:style>
    <style:style style:name="T6" style:family="text">
      <style:text-properties fo:font-weight="bold" officeooo:rsid="001bf317" style:font-weight-asian="bold" style:font-weight-complex="bold"/>
    </style:style>
    <style:style style:name="T7" style:family="text">
      <style:text-properties fo:font-weight="bold" officeooo:rsid="0019eb27" style:font-weight-asian="bold" style:font-weight-complex="bold"/>
    </style:style>
    <style:style style:name="T8" style:family="text">
      <style:text-properties fo:font-weight="bold" officeooo:rsid="00479bde" style:font-weight-asian="bold" style:font-weight-complex="bold"/>
    </style:style>
    <style:style style:name="T9" style:family="text">
      <style:text-properties fo:font-weight="bold" officeooo:rsid="003395b7" style:font-weight-asian="bold" style:font-weight-complex="bold"/>
    </style:style>
    <style:style style:name="T10" style:family="text">
      <style:text-properties fo:font-weight="bold" officeooo:rsid="004ee3f1" style:font-weight-asian="bold" style:font-weight-complex="bold"/>
    </style:style>
    <style:style style:name="T11" style:family="text">
      <style:text-properties fo:font-weight="bold" officeooo:rsid="00529838" style:font-weight-asian="bold" style:font-weight-complex="bold"/>
    </style:style>
    <style:style style:name="T12" style:family="text">
      <style:text-properties fo:font-weight="bold" officeooo:rsid="00522596" style:font-weight-asian="bold" style:font-weight-complex="bold"/>
    </style:style>
    <style:style style:name="T13" style:family="text">
      <style:text-properties fo:font-weight="bold" officeooo:rsid="005c1511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491baa"/>
    </style:style>
    <style:style style:name="T16" style:family="text">
      <style:text-properties style:text-line-through-style="none" style:text-line-through-type="none" fo:font-weight="bold" style:font-weight-asian="bold" style:font-weight-complex="bold"/>
    </style:style>
    <style:style style:name="T17" style:family="text">
      <style:text-properties style:text-line-through-style="none" style:text-line-through-type="none" fo:font-weight="bold" officeooo:rsid="00491baa" style:font-weight-asian="bold" style:font-weight-complex="bold"/>
    </style:style>
    <style:style style:name="T18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4d554b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4e547e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4d4246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529838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5a075e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522596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5f0226" style:font-weight-asian="bold" style:font-weight-complex="bold"/>
    </style:style>
    <style:style style:name="T26" style:family="text">
      <style:text-properties style:text-line-through-style="none" style:text-line-through-type="none" fo:font-weight="normal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491baa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4e547e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4ee3f1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597230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5c00e0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522596" style:font-weight-asian="normal" style:font-weight-complex="normal"/>
    </style:style>
    <style:style style:name="T34" style:family="text">
      <style:text-properties style:text-line-through-style="none" style:text-line-through-type="none" officeooo:rsid="004d554b"/>
    </style:style>
    <style:style style:name="T35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4ba553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4d4246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4d554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fo:font-weight="normal" officeooo:rsid="004ba553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fo:font-size="12pt" fo:font-weight="normal" officeooo:rsid="004e547e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fo:font-size="12pt" fo:font-weight="normal" officeooo:rsid="004d4246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officeooo:rsid="004ba553"/>
    </style:style>
    <style:style style:name="T44" style:family="text">
      <style:text-properties style:text-line-through-style="none" style:text-line-through-type="none" officeooo:rsid="004d4246"/>
    </style:style>
    <style:style style:name="T45" style:family="text">
      <style:text-properties style:text-line-through-style="none" style:text-line-through-type="none" officeooo:rsid="00529838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56a7a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5cf90b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522596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f0226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DejaVu Sans Condensed" fo:font-size="12pt" fo:font-weight="normal" officeooo:rsid="005cf90b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weight="normal" officeooo:rsid="004ee3f1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weight="normal" officeooo:rsid="005d4143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style:font-name="DejaVu Sans Condensed" fo:font-size="12pt" fo:font-weight="normal" officeooo:rsid="005f0226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officeooo:rsid="00522596"/>
    </style:style>
    <style:style style:name="T58" style:family="text">
      <style:text-properties style:text-line-through-style="none" style:text-line-through-type="none" officeooo:rsid="005f0226"/>
    </style:style>
    <style:style style:name="T59" style:family="text">
      <style:text-properties officeooo:rsid="004d554b"/>
    </style:style>
    <style:style style:name="T60" style:family="text">
      <style:text-properties officeooo:rsid="004ee3f1"/>
    </style:style>
    <style:style style:name="T61" style:family="text">
      <style:text-properties officeooo:rsid="005019ee"/>
    </style:style>
    <style:style style:name="T62" style:family="text">
      <style:text-properties officeooo:rsid="00522596"/>
    </style:style>
    <style:style style:name="T63" style:family="text">
      <style:text-properties officeooo:rsid="00529838"/>
    </style:style>
    <style:style style:name="T64" style:family="text">
      <style:text-properties officeooo:rsid="0056a7a6"/>
    </style:style>
    <style:style style:name="T65" style:family="text">
      <style:text-properties style:font-name="DejaVu Sans Condensed" fo:font-size="12pt" fo:font-weight="bold" officeooo:rsid="00553949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548afa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57f1b7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57e915" style:font-size-asian="12pt" style:font-weight-asian="bold" style:font-size-complex="12pt" style:font-weight-complex="bold"/>
    </style:style>
    <style:style style:name="T70" style:family="text">
      <style:text-properties officeooo:rsid="005d4143"/>
    </style:style>
    <style:style style:name="T71" style:family="text">
      <style:text-properties officeooo:rsid="005f02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5</text:span><text:span text:style-name="T4">0</text:span><text:span text:style-name="T3">1</text:span><text:span text:style-name="T10">a</text:span><text:span text:style-name="T5"> - </text:span><text:span text:style-name="T6">A/G</text:span><text:span text:style-name="T7"> - </text:span><text:span text:style-name="T8">Guns, </text:span><text:span text:style-name="T9">Unguided Bombs, Rockets</text:span><text:span text:style-name="T13">, Sea Eagle ASM</text:span></text:p>
      <text:p text:style-name="P2"/>
      <text:p text:style-name="P5">Fence In</text:p>
      <text:list xml:id="list1375387796" text:style-name="L1">
        <text:list-item>
          <text:p text:style-name="P15">On <text:span text:style-name="T1">Optical Sight Control Unit panel</text:span> (below gunsight):</text:p>
          <text:list>
            <text:list-item>
              <text:p text:style-name="P15"><text:span text:style-name="T1">Power</text:span> switch ... <text:span text:style-name="T1">ON</text:span></text:p>
            </text:list-item>
            <text:list-item>
              <text:p text:style-name="P16"><text:span text:style-name="T1">Mode</text:span> switch ... <text:span text:style-name="T1">MAN</text:span></text:p>
            </text:list-item>
          </text:list>
        </text:list-item>
      </text:list>
      <text:list xml:id="list3084952982" text:style-name="L2">
        <text:list-item>
          <text:list>
            <text:list-item>
              <text:list>
                <text:list-item>
                  <text:p text:style-name="P21">NOTE: AUTO computes lead, but only at a fixed range?? manual is unclear, MAN mode is recommended.</text:p>
                </text:list-item>
              </text:list>
            </text:list-item>
          </text:list>
        </text:list-item>
      </text:list>
      <text:list xml:id="list234836605181662" text:continue-list="list1375387796" text:style-name="L1">
        <text:list-item>
          <text:list>
            <text:list-item>
              <text:p text:style-name="P23"><text:span text:style-name="T19">G</text:span><text:span text:style-name="T16">unsight depression</text:span><text:span text:style-name="T14"> </text:span><text:span text:style-name="T34">...</text:span><text:span text:style-name="T14"> </text:span><text:span text:style-name="T16">10</text:span><text:span text:style-name="T23"> deg</text:span><text:span text:style-name="T58"> for centerline crosshair, otherwise </text:span><text:span text:style-name="T25">as needed</text:span><text:span text:style-name="T58">, see below </text:span><text:span text:style-name="T57">(</text:span><text:span text:style-name="T25">Gray Reset</text:span><text:span text:style-name="T24"> Hat </text:span><text:span text:style-name="T25">forward/back</text:span><text:span text:style-name="T57"> for tens, </text:span><text:span text:style-name="T24">left/right</text:span><text:span text:style-name="T57"> for units)</text:span></text:p>
            </text:list-item>
          </text:list>
        </text:list-item>
        <text:list-item>
          <text:p text:style-name="P15">On <text:span text:style-name="T1">SCAR</text:span><text:span text:style-name="T11"> (weapons)</text:span><text:span text:style-name="T1"> panel</text:span> (bottom left instrument panel, above left knee):</text:p>
          <text:list>
            <text:list-item>
              <text:p text:style-name="P24"><text:span text:style-name="T1">M</text:span><text:span text:style-name="T2">AST SW</text:span> ... <text:span text:style-name="T1">ON</text:span><text:span text:style-name="T63"> (B2 button)</text:span></text:p>
            </text:list-item>
            <text:list-item>
              <text:p text:style-name="P26"><text:span text:style-name="T16">Fixed Weapons Swit</text:span><text:span text:style-name="T17">c</text:span><text:span text:style-name="T16">h</text:span><text:span text:style-name="T14"> ... </text:span><text:span text:style-name="T16">A/G</text:span><text:span text:style-name="T15"> (red guarded switch</text:span><text:span text:style-name="T45"> to left of MAST SW</text:span><text:span text:style-name="T15">)</text:span><text:span text:style-name="T45"> (</text:span><text:span text:style-name="T22">B3</text:span><text:span text:style-name="T45">/</text:span><text:span text:style-name="T22">B6 button</text:span><text:span text:style-name="T45"> to open/close guard, </text:span><text:span text:style-name="T22">B4 button</text:span><text:span text:style-name="T45"> for A/G mode)</text:span></text:p>
            </text:list-item>
          </text:list>
        </text:list-item>
        <text:list-item>
          <text:p text:style-name="P25"><text:span text:style-name="T18">Release trigger safety catch</text:span><text:span text:style-name="T43"> (</text:span><text:span text:style-name="T18">Flip-down Trigger press</text:span><text:span text:style-name="T43">); front of stick grip will have a red bar exposed when safety is off.</text:span></text:p>
        </text:list-item>
        <text:list-item>
          <text:p text:style-name="P25"><text:span text:style-name="T21">Open stores release guard (Dish Hat up)</text:span><text:span text:style-name="T43">; stick grip will </text:span><text:span text:style-name="T44">show safety guard up</text:span><text:span text:style-name="T43">.</text:span></text:p>
        </text:list-item>
      </text:list>
      <text:p text:style-name="P7"/>
      <text:p text:style-name="P13"><text:span text:style-name="T65">Guns -- 2x</text:span><text:span text:style-name="T66"> M2 .50 cal MGs</text:span><text:span text:style-name="T67"> (220 </text:span><text:span text:style-name="T68">rounds</text:span><text:span text:style-name="T67">/gun)</text:span><text:span text:style-name="T66"> or </text:span><text:span text:style-name="T65">1x </text:span><text:span text:style-name="T66">DEFA 30 mm cannon</text:span><text:span text:style-name="T69"> (130 </text:span><text:span text:style-name="T68">rounds</text:span><text:span text:style-name="T69">)</text:span></text:p>
      <text:list xml:id="list4024120041" text:style-name="L3">
        <text:list-item>
          <text:p text:style-name="P17">On <text:span text:style-name="T1">SCAR panel</text:span> (bottom left instrument panel, above left knee):</text:p>
          <text:list>
            <text:list-item>
              <text:p text:style-name="P27"><text:span text:style-name="T16">Fixed Weapons Swit</text:span><text:span text:style-name="T17">c</text:span><text:span text:style-name="T16">h</text:span><text:span text:style-name="T14"> ... </text:span><text:span text:style-name="T16">A/G</text:span><text:span text:style-name="T15"> (red guarded switch)</text:span></text:p>
            </text:list-item>
          </text:list>
        </text:list-item>
        <text:list-item>
          <text:p text:style-name="P22"><text:span text:style-name="T19">G</text:span><text:span text:style-name="T16">unsight depression</text:span><text:span text:style-name="T14"> </text:span><text:span text:style-name="T34">...</text:span><text:span text:style-name="T14"> </text:span><text:span text:style-name="T16">10</text:span><text:span text:style-name="T23"> deg</text:span><text:span text:style-name="T58"> </text:span><text:span text:style-name="T57">(</text:span><text:span text:style-name="T25">Gray Reset</text:span><text:span text:style-name="T24"> Hat </text:span><text:span text:style-name="T25">forward/back</text:span><text:span text:style-name="T57"> for tens, </text:span><text:span text:style-name="T24">left/right</text:span><text:span text:style-name="T57"> for units)</text:span></text:p>
        </text:list-item>
        <text:list-item>
          <text:p text:style-name="P31"><text:span text:style-name="T18">Release trigger safety catch</text:span><text:span text:style-name="T27"> (</text:span><text:span text:style-name="T18">Flip-down Trigger press</text:span><text:span text:style-name="T27">); front of stick grip will have a red bar exposed when safety is off.</text:span></text:p>
        </text:list-item>
        <text:list-item>
          <text:p text:style-name="P31"><text:span text:style-name="T27">Aim with pipper, fire with </text:span><text:span text:style-name="T18">Trigger</text:span><text:span text:style-name="T27">.</text:span></text:p>
        </text:list-item>
      </text:list>
      <text:list xml:id="list2463144781" text:style-name="L4">
        <text:list-item>
          <text:list>
            <text:list-item>
              <text:p text:style-name="P32"><text:span text:style-name="T28">S</text:span><text:span text:style-name="T27">CAR Display Unit on top right of instrument panel shows rounds remaining</text:span><text:span text:style-name="T31"> per gun</text:span><text:span text:style-name="T27">.</text:span></text:p>
            </text:list-item>
          </text:list>
        </text:list-item>
      </text:list>
      <text:p text:style-name="P8"/>
      <text:p text:style-name="P4">Rockets</text:p>
      <text:list xml:id="list2395786820" text:style-name="L5">
        <text:list-item>
          <text:p text:style-name="P18">On <text:span text:style-name="T1">SCAR panel</text:span> (bottom left instrument panel, above left knee):</text:p>
          <text:list>
            <text:list-item>
              <text:p text:style-name="P41"><text:span text:style-name="T1">Weapon pylon buttons</text:span> ... <text:span text:style-name="T1">Select rocket pylons</text:span> (top light on button turns yellow when selected)</text:p>
            </text:list-item>
            <text:list-item>
              <text:p text:style-name="P45"><text:span text:style-name="T46">MODE</text:span><text:span text:style-name="T51"> knob ... </text:span><text:span text:style-name="T47">ROC</text:span><text:span text:style-name="T51"> or </text:span><text:span text:style-name="T46">BRST</text:span><text:span text:style-name="T51"> for single or ripple rockets respectively</text:span></text:p>
            </text:list-item>
          </text:list>
        </text:list-item>
      </text:list>
      <text:list xml:id="list2535941123" text:style-name="L6">
        <text:list-item>
          <text:list>
            <text:list-item>
              <text:list>
                <text:list-item>
                  <text:p text:style-name="P42"><text:span text:style-name="T64">1-1 should be the correct setting for singles but doesn't work in the game. </text:span>IRL<text:span text:style-name="T64">, ROC </text:span>would be used for a mixed launcher with both bombs and rockets.</text:p>
                </text:list-item>
              </text:list>
            </text:list-item>
          </text:list>
        </text:list-item>
      </text:list>
      <text:list xml:id="list234836693311153" text:continue-list="list2395786820" text:style-name="L5">
        <text:list-item>
          <text:p text:style-name="P45"><text:span text:style-name="T51">Set </text:span><text:span text:style-name="T46">gunsight depression</text:span><text:span text:style-name="T53"> (see tables on next page)</text:span><text:span text:style-name="T54">; </text:span><text:span text:style-name="T49">30 deg</text:span><text:span text:style-name="T54"> is a good default for </text:span><text:span text:style-name="T55">steep dives or </text:span><text:span text:style-name="T54">close range attacks (rocket motor still burning) (</text:span><text:span text:style-name="T50">Gray Reset</text:span><text:span text:style-name="T49"> Hat </text:span><text:span text:style-name="T50">forward/back</text:span><text:span text:style-name="T54"> for tens, </text:span><text:span text:style-name="T49">left/right</text:span><text:span text:style-name="T54"> for units)</text:span></text:p>
        </text:list-item>
        <text:list-item>
          <text:p text:style-name="P35"><text:span text:style-name="T37">Open stores release guard (Dish Hat up)</text:span><text:span text:style-name="T40">; stick grip will </text:span><text:span text:style-name="T42">show safety guard up</text:span><text:span text:style-name="T40">.</text:span></text:p>
        </text:list-item>
        <text:list-item>
          <text:p text:style-name="P28"><text:span text:style-name="T43">Fire with </text:span><text:span text:style-name="T18">Red Button</text:span><text:span text:style-name="T43">.</text:span></text:p>
        </text:list-item>
      </text:list>
      <text:p text:style-name="P8"/>
      <text:p text:style-name="P3">Bombs</text:p>
      <text:list xml:id="list2335235117" text:style-name="L7">
        <text:list-item>
          <text:p text:style-name="P19">On <text:span text:style-name="T1">SCAR panel</text:span> (bottom left instrument panel, above left knee):</text:p>
          <text:list>
            <text:list-item>
              <text:p text:style-name="P36"><text:span text:style-name="T36">Weapon pylon buttons</text:span><text:span text:style-name="T40"> ... </text:span><text:span text:style-name="T36">Select </text:span><text:span text:style-name="T37">bomb</text:span><text:span text:style-name="T36"> pylons</text:span><text:span text:style-name="T40"> (top light on button turns yellow when selected)</text:span></text:p>
            </text:list-item>
            <text:list-item>
              <text:p text:style-name="P39"><text:span text:style-name="T36">A</text:span><text:span text:style-name="T35">RM</text:span><text:span text:style-name="T39"> knob ... </text:span><text:span text:style-name="T35">NS/TL</text:span><text:span text:style-name="T39">, </text:span><text:span text:style-name="T35">NS</text:span><text:span text:style-name="T39">, or </text:span><text:span text:style-name="T35">TL</text:span><text:span text:style-name="T39"> as needed</text:span></text:p>
            </text:list-item>
            <text:list-item>
              <text:p text:style-name="P36"><text:span text:style-name="T36">MODE</text:span><text:span text:style-name="T40"> knob ... </text:span><text:span text:style-name="T38">As desired</text:span><text:span text:style-name="T41">:</text:span></text:p>
              <text:list>
                <text:list-item>
                  <text:p text:style-name="P40"><text:span text:style-name="T35">BOMB</text:span><text:span text:style-name="T39"> ... If single pylon is selected, only that bomb will be dropped. <text:s/>If multiple pylons are selected, bombs will drop in pairs from inboard, outboard, center in that order with each pickle.</text:span></text:p>
                </text:list-item>
                <text:list-item>
                  <text:p text:style-name="P33"><text:span text:style-name="T20">RIP</text:span><text:span text:style-name="T29"> ... Selected pylons are rippled with timing set by RIPPLE TIME knob.</text:span></text:p>
                </text:list-item>
              </text:list>
            </text:list-item>
            <text:list-item>
              <text:p text:style-name="P44"><text:span text:style-name="T1">RIPPLE TIME</text:span> knob ... <text:span text:style-name="T1">As desired</text:span> if using RIP mode (time in milliseconds)<text:span text:style-name="T61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3"/>
        <table:table-row table:style-name="TableLine3266290663344">
          <table:table-cell table:style-name="Table1.A1" office:value-type="string">
            <text:p text:style-name="P12">Speed</text:p>
          </table:table-cell>
          <table:table-cell table:style-name="Table1.A1" office:value-type="string">
            <text:p text:style-name="P12">70<text:span text:style-name="T61"> ms</text:span></text:p>
          </table:table-cell>
          <table:table-cell table:style-name="Table1.A1" office:value-type="string">
            <text:p text:style-name="P12">90<text:span text:style-name="T61"> ms</text:span></text:p>
          </table:table-cell>
          <table:table-cell table:style-name="Table1.A1" office:value-type="string">
            <text:p text:style-name="P12">120<text:span text:style-name="T61"> ms</text:span></text:p>
          </table:table-cell>
          <table:table-cell table:style-name="Table1.A1" office:value-type="string">
            <text:p text:style-name="P12">150<text:span text:style-name="T61"> ms</text:span></text:p>
          </table:table-cell>
          <table:table-cell table:style-name="Table1.F1" office:value-type="string">
            <text:p text:style-name="P12">200<text:span text:style-name="T61"> ms</text:span></text:p>
          </table:table-cell>
        </table:table-row>
        <table:table-row table:style-name="TableLine3265508812736">
          <table:table-cell table:style-name="Table1.A2" office:value-type="string">
            <text:p text:style-name="P12">200</text:p>
          </table:table-cell>
          <table:table-cell table:style-name="Table1.A2" office:value-type="string">
            <text:p text:style-name="P10">24<text:span text:style-name="T61"> ft</text:span></text:p>
          </table:table-cell>
          <table:table-cell table:style-name="Table1.A2" office:value-type="string">
            <text:p text:style-name="P11">30<text:span text:style-name="T61"> ft</text:span></text:p>
          </table:table-cell>
          <table:table-cell table:style-name="Table1.A2" office:value-type="string">
            <text:p text:style-name="P11">41<text:span text:style-name="T61"> ft</text:span></text:p>
          </table:table-cell>
          <table:table-cell table:style-name="Table1.A2" office:value-type="string">
            <text:p text:style-name="P11">51<text:span text:style-name="T61"> ft</text:span></text:p>
          </table:table-cell>
          <table:table-cell table:style-name="Table1.F2" office:value-type="string">
            <text:p text:style-name="P11">68<text:span text:style-name="T61"> ft</text:span></text:p>
          </table:table-cell>
        </table:table-row>
        <table:table-row table:style-name="TableLine3265508814912">
          <table:table-cell table:style-name="Table1.A2" office:value-type="string">
            <text:p text:style-name="P12">250</text:p>
          </table:table-cell>
          <table:table-cell table:style-name="Table1.A2" office:value-type="string">
            <text:p text:style-name="P11">30<text:span text:style-name="T61"> ft</text:span></text:p>
          </table:table-cell>
          <table:table-cell table:style-name="Table1.A2" office:value-type="string">
            <text:p text:style-name="P11">38<text:span text:style-name="T61"> ft</text:span></text:p>
          </table:table-cell>
          <table:table-cell table:style-name="Table1.A2" office:value-type="string">
            <text:p text:style-name="P11">51<text:span text:style-name="T61"> ft</text:span></text:p>
          </table:table-cell>
          <table:table-cell table:style-name="Table1.A2" office:value-type="string">
            <text:p text:style-name="P11">63<text:span text:style-name="T61"> ft</text:span></text:p>
          </table:table-cell>
          <table:table-cell table:style-name="Table1.F2" office:value-type="string">
            <text:p text:style-name="P11">84<text:span text:style-name="T61"> ft</text:span></text:p>
          </table:table-cell>
        </table:table-row>
        <table:table-row table:style-name="TableLine3265508815184">
          <table:table-cell table:style-name="Table1.A2" office:value-type="string">
            <text:p text:style-name="P12">300</text:p>
          </table:table-cell>
          <table:table-cell table:style-name="Table1.A2" office:value-type="string">
            <text:p text:style-name="P11">35<text:span text:style-name="T61"> ft</text:span></text:p>
          </table:table-cell>
          <table:table-cell table:style-name="Table1.A2" office:value-type="string">
            <text:p text:style-name="P11">46<text:span text:style-name="T61"> ft</text:span></text:p>
          </table:table-cell>
          <table:table-cell table:style-name="Table1.A2" office:value-type="string">
            <text:p text:style-name="P11">61<text:span text:style-name="T61"> ft</text:span></text:p>
          </table:table-cell>
          <table:table-cell table:style-name="Table1.A2" office:value-type="string">
            <text:p text:style-name="P11">76<text:span text:style-name="T61"> ft</text:span></text:p>
          </table:table-cell>
          <table:table-cell table:style-name="Table1.F2" office:value-type="string">
            <text:p text:style-name="P11">101<text:span text:style-name="T61"> ft</text:span></text:p>
          </table:table-cell>
        </table:table-row>
        <table:table-row table:style-name="TableLine3265508812192">
          <table:table-cell table:style-name="Table1.A2" office:value-type="string">
            <text:p text:style-name="P12">350</text:p>
          </table:table-cell>
          <table:table-cell table:style-name="Table1.A2" office:value-type="string">
            <text:p text:style-name="P11">41<text:span text:style-name="T61"> ft</text:span></text:p>
          </table:table-cell>
          <table:table-cell table:style-name="Table1.A2" office:value-type="string">
            <text:p text:style-name="P11">53<text:span text:style-name="T61"> ft</text:span></text:p>
          </table:table-cell>
          <table:table-cell table:style-name="Table1.A2" office:value-type="string">
            <text:p text:style-name="P11">71<text:span text:style-name="T61"> ft</text:span></text:p>
          </table:table-cell>
          <table:table-cell table:style-name="Table1.A2" office:value-type="string">
            <text:p text:style-name="P11">89<text:span text:style-name="T61"> ft</text:span></text:p>
          </table:table-cell>
          <table:table-cell table:style-name="Table1.F2" office:value-type="string">
            <text:p text:style-name="P11">118<text:span text:style-name="T61"> ft</text:span></text:p>
          </table:table-cell>
        </table:table-row>
        <table:table-row table:style-name="TableLine3264579388240">
          <table:table-cell table:style-name="Table1.A2" office:value-type="string">
            <text:p text:style-name="P12">400</text:p>
          </table:table-cell>
          <table:table-cell table:style-name="Table1.A2" office:value-type="string">
            <text:p text:style-name="P11">47<text:span text:style-name="T61"> ft</text:span></text:p>
          </table:table-cell>
          <table:table-cell table:style-name="Table1.A2" office:value-type="string">
            <text:p text:style-name="P11">61<text:span text:style-name="T61"> ft</text:span></text:p>
          </table:table-cell>
          <table:table-cell table:style-name="Table1.A2" office:value-type="string">
            <text:p text:style-name="P11">81<text:span text:style-name="T61"> ft</text:span></text:p>
          </table:table-cell>
          <table:table-cell table:style-name="Table1.A2" office:value-type="string">
            <text:p text:style-name="P11">101<text:span text:style-name="T61"> ft</text:span></text:p>
          </table:table-cell>
          <table:table-cell table:style-name="Table1.F2" office:value-type="string">
            <text:p text:style-name="P11">135<text:span text:style-name="T61"> ft</text:span></text:p>
          </table:table-cell>
        </table:table-row>
        <table:table-row table:style-name="TableLine3264579387696">
          <table:table-cell table:style-name="Table1.A2" office:value-type="string">
            <text:p text:style-name="P12">450</text:p>
          </table:table-cell>
          <table:table-cell table:style-name="Table1.A2" office:value-type="string">
            <text:p text:style-name="P11">53<text:span text:style-name="T61"> ft</text:span></text:p>
          </table:table-cell>
          <table:table-cell table:style-name="Table1.A2" office:value-type="string">
            <text:p text:style-name="P11">68<text:span text:style-name="T61"> ft</text:span></text:p>
          </table:table-cell>
          <table:table-cell table:style-name="Table1.A2" office:value-type="string">
            <text:p text:style-name="P11">91<text:span text:style-name="T61"> ft</text:span></text:p>
          </table:table-cell>
          <table:table-cell table:style-name="Table1.A2" office:value-type="string">
            <text:p text:style-name="P11">114<text:span text:style-name="T61"> ft</text:span></text:p>
          </table:table-cell>
          <table:table-cell table:style-name="Table1.F2" office:value-type="string">
            <text:p text:style-name="P11">152<text:span text:style-name="T61"> ft</text:span></text:p>
          </table:table-cell>
        </table:table-row>
      </table:table>
      <text:list xml:id="list234836874742630" text:continue-numbering="true" text:style-name="L7">
        <text:list-item>
          <text:p text:style-name="P34"><text:span text:style-name="T26">Set gunsight depression</text:span><text:span text:style-name="T30"> (see tables on next page)</text:span><text:span text:style-name="T32"> </text:span><text:span text:style-name="T33">(</text:span><text:span text:style-name="T24">Middle Finger Hat up/down</text:span><text:span text:style-name="T33"> for tens, </text:span><text:span text:style-name="T24">left/right</text:span><text:span text:style-name="T33"> for units)</text:span></text:p>
        </text:list-item>
        <text:list-item>
          <text:p text:style-name="P37"><text:span text:style-name="T37">Open stores release guard (Dish Hat up)</text:span><text:span text:style-name="T40">; stick grip will </text:span><text:span text:style-name="T42">show safety guard up</text:span><text:span text:style-name="T40">.</text:span></text:p>
        </text:list-item>
        <text:list-item>
          <text:p text:style-name="P43">Fire with <text:span text:style-name="T1">Red Button</text:span>.</text:p>
        </text:list-item>
      </text:list>
      <text:p text:style-name="P9"/>
      <text:p text:style-name="P6">Sea Eagle ASM</text:p>
      <text:list xml:id="list2516352383" text:style-name="L8">
        <text:list-item>
          <text:p text:style-name="P29">Sea Eagle target waypoint must be set in the Mission Editor. <text:s/>See Chuck's for details.</text:p>
        </text:list-item>
      </text:list>
      <text:list xml:id="list1321500774" text:style-name="L9">
        <text:list-item>
          <text:p text:style-name="P20">On <text:span text:style-name="T1">SCAR panel</text:span> (bottom left instrument panel, above left knee):</text:p>
          <text:list>
            <text:list-item>
              <text:p text:style-name="P46"><text:span text:style-name="T46">Weapon pylon buttons</text:span><text:span text:style-name="T51"> ... </text:span><text:span text:style-name="T46">Select </text:span><text:span text:style-name="T48">Sea Eagle </text:span><text:span text:style-name="T46">pylons</text:span><text:span text:style-name="T51"> </text:span><text:span text:style-name="T52">(2 and 5) </text:span><text:span text:style-name="T51">(top light on button turns yellow when selected)</text:span></text:p>
            </text:list-item>
            <text:list-item>
              <text:p text:style-name="P46"><text:span text:style-name="T46">MODE</text:span><text:span text:style-name="T51"> knob ... </text:span><text:span text:style-name="T47">ROC</text:span></text:p>
            </text:list-item>
          </text:list>
        </text:list-item>
        <text:list-item>
          <text:p text:style-name="P38"><text:span text:style-name="T37">Open stores release guard (Dish Hat up)</text:span><text:span text:style-name="T40">; stick grip will </text:span><text:span text:style-name="T42">show safety guard up</text:span><text:span text:style-name="T40">.</text:span></text:p>
        </text:list-item>
        <text:list-item>
          <text:p text:style-name="P30"><text:span text:style-name="T43">W</text:span><text:span text:style-name="T14">hen within 60 nmi of the target, f</text:span><text:span text:style-name="T43">ire with </text:span><text:span text:style-name="T18">Red Button</text:span><text:span text:style-name="T43">.</text:span></text:p>
        </text:list-item>
      </text:list>
      <text:p text:style-name="P1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05T23:48:35.221000000</dc:date>
    <meta:editing-duration>PT12H51M24S</meta:editing-duration>
    <meta:editing-cycles>62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87" meta:word-count="677" meta:character-count="3494" meta:non-whitespace-character-count="2941"/>
  </office:meta>
</office:document-meta>
</file>